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bd0a" officeooo:paragraph-rsid="001abd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7) Table: employees</text:p>
      <text:p text:style-name="P1"/>
      <text:p text:style-name="P1">(i) Find employee detail whose id matches in a subquery:</text:p>
      <text:p text:style-name="P1"/>
      <text:p text:style-name="P1"/>
      <text:p text:style-name="P1">mysql&gt; select emp_name,city,income from employees</text:p>
      <text:p text:style-name="P1"><text:s text:c="4"/>-&gt; </text:p>
      <text:p text:style-name="P1"><text:s text:c="4"/>-&gt; ;</text:p>
      <text:p text:style-name="P1">+-----------+------------+---------+</text:p>
      <text:p text:style-name="P1">| emp_name <text:s/>| city <text:s text:c="6"/>| income <text:s/>|</text:p>
      <text:p text:style-name="P1">+-----------+------------+---------+</text:p>
      <text:p text:style-name="P1">| Peter <text:s text:c="4"/>| New York <text:s text:c="2"/>| 20000 <text:s text:c="2"/>|</text:p>
      <text:p text:style-name="P1">| Mark <text:s text:c="5"/>| California | 30000 <text:s text:c="2"/>|</text:p>
      <text:p text:style-name="P1">| Donald <text:s text:c="3"/>| Arizona <text:s text:c="3"/>| 1000000 |</text:p>
      <text:p text:style-name="P1">| Obama <text:s text:c="4"/>| Florida <text:s text:c="3"/>| 5000000 |</text:p>
      <text:p text:style-name="P1">| Linklon <text:s text:c="2"/>| Georgia <text:s text:c="3"/>| 25000 <text:s text:c="2"/>|</text:p>
      <text:p text:style-name="P1">| Kane <text:s text:c="5"/>| Alaska <text:s text:c="4"/>| 450000 <text:s/>|</text:p>
      <text:p text:style-name="P1">| Adam <text:s text:c="5"/>| California | 5000000 |</text:p>
      <text:p text:style-name="P1">| Macculam <text:s/>| Florida <text:s text:c="3"/>| 350000 <text:s/>|</text:p>
      <text:p text:style-name="P1">| Brayan <text:s text:c="3"/>| Alaska <text:s text:c="4"/>| 400000 <text:s/>|</text:p>
      <text:p text:style-name="P1">| Stephan <text:s text:c="2"/>| Arizona <text:s text:c="3"/>| 101 <text:s text:c="4"/>|</text:p>
      <text:p text:style-name="P1">| Alaxander | California | 70000 <text:s text:c="2"/>|</text:p>
      <text:p text:style-name="P1">+-----------+------------+---------+</text:p>
      <text:p text:style-name="P1">11 rows in set (0.00 sec)</text:p>
      <text:p text:style-name="P1"/>
      <text:p text:style-name="P1"/>
      <text:p text:style-name="P1"/>
      <text:p text:style-name="P1"/>
      <text:p text:style-name="P1">(ii)</text:p>
      <text:p text:style-name="P1">Find employee detail whose income is more than 350000 with the help of</text:p>
      <text:p text:style-name="P1">subquery</text:p>
      <text:p text:style-name="P1"/>
      <text:p text:style-name="P1"/>
      <text:p text:style-name="P1">mysql&gt; select * from employees where emp_id in (select emp_id from employees where income &gt; 350000);</text:p>
      <text:p text:style-name="P1">+--------+----------+---------+------------+---------+</text:p>
      <text:p text:style-name="P1">| emp_id | emp_name | emp_age | city <text:s text:c="6"/>| income <text:s/>|</text:p>
      <text:p text:style-name="P1">+--------+----------+---------+------------+---------+</text:p>
      <text:p text:style-name="P1">| <text:s text:c="3"/>103 | Donald <text:s text:c="2"/>| 40 <text:s text:c="5"/>| Arizona <text:s text:c="3"/>| 1000000 |</text:p>
      <text:p text:style-name="P1">| <text:s text:c="3"/>104 | Obama <text:s text:c="3"/>| 35 <text:s text:c="5"/>| Florida <text:s text:c="3"/>| 5000000 |</text:p>
      <text:p text:style-name="P1">| <text:s text:c="3"/>106 | Kane <text:s text:c="4"/>| 35 <text:s text:c="5"/>| Alaska <text:s text:c="4"/>| 450000 <text:s/>|</text:p>
      <text:p text:style-name="P1">| <text:s text:c="3"/>107 | Adam <text:s text:c="4"/>| 40 <text:s text:c="5"/>| California | 5000000 |</text:p>
      <text:p text:style-name="P1">| <text:s text:c="3"/>109 | Brayan <text:s text:c="2"/>| 32 <text:s text:c="5"/>| Alaska <text:s text:c="4"/>| 400000 <text:s/>|</text:p>
      <text:p text:style-name="P1">+--------+----------+---------+------------+---------+</text:p>
      <text:p text:style-name="P1">5 rows in set (0.00 sec)</text:p>
      <text:p text:style-name="P1"/>
      <text:p text:style-name="P1"/>
      <text:p text:style-name="P1"/>
      <text:p text:style-name="P1">(iii)</text:p>
      <text:p text:style-name="P1">Find employee details with maximum income using a subquery.</text:p>
      <text:p text:style-name="P1"/>
      <text:p text:style-name="P1"/>
      <text:p text:style-name="P1"><text:soft-page-break/>mysql&gt; select emp_name,city,income from employees where income=(select max(income)from employees);</text:p>
      <text:p text:style-name="P1">+-----------+------------+--------+</text:p>
      <text:p text:style-name="P1">| emp_name <text:s/>| city <text:s text:c="6"/>| income |</text:p>
      <text:p text:style-name="P1">+-----------+------------+--------+</text:p>
      <text:p text:style-name="P1">| Alaxander | California | 70000 <text:s/>|</text:p>
      <text:p text:style-name="P1">+-----------+------------+--------+</text:p>
      <text:p text:style-name="P1">1 row in set (0.00 sec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10T10:11:12.122036867</meta:creation-date>
    <dc:date>2025-03-10T10:20:44.919089800</dc:date>
    <meta:editing-duration>PT9M3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4" meta:word-count="296" meta:character-count="1756" meta:non-whitespace-character-count="1360"/>
  </office:meta>
</office:document-meta>
</file>